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3925b" officeooo:paragraph-rsid="0013925b"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normal" officeooo:rsid="0013925b" officeooo:paragraph-rsid="0013925b"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013925b" officeooo:paragraph-rsid="0013925b"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bold" officeooo:rsid="00147828" officeooo:paragraph-rsid="00147828"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none" fo:font-weight="bold" officeooo:rsid="00147828" officeooo:paragraph-rsid="00147828"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style:text-underline-style="none" fo:font-weight="normal" officeooo:rsid="0013925b" officeooo:paragraph-rsid="0013925b"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style:text-underline-style="none" fo:font-weight="normal" officeooo:rsid="00147828" officeooo:paragraph-rsid="00147828"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style:text-underline-style="none" fo:font-weight="normal" officeooo:rsid="00147828" officeooo:paragraph-rsid="00147828"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fo:font-weight="bold" officeooo:rsid="00147828" officeooo:paragraph-rsid="00147828" style:font-size-asian="12.25pt" style:font-weight-asian="bold" style:font-size-complex="14pt" style:font-weight-complex="bold"/>
    </style:style>
    <style:style style:name="T1" style:family="text">
      <style:text-properties officeooo:rsid="00147828"/>
    </style:style>
    <style:style style:name="T2" style:family="text">
      <style:text-properties style:text-underline-style="none" fo:font-weight="normal" style:font-weight-asian="normal" style:font-weight-complex="normal"/>
    </style:style>
    <style:style style:name="T3" style:family="text">
      <style:text-properties officeooo:rsid="001533bc"/>
    </style:style>
    <style:style style:name="T4" style:family="text">
      <style:text-properties officeooo:rsid="0017d37a"/>
    </style:style>
    <style:style style:name="T5" style:family="text">
      <style:text-properties fo:font-weight="normal" style:font-weight-asian="normal" style:font-weight-complex="normal"/>
    </style:style>
    <style:style style:name="T6" style:family="text">
      <style:text-properties fo:font-weight="normal" officeooo:rsid="001897f6" style:font-weight-asian="normal" style:font-weight-complex="normal"/>
    </style:style>
    <style:style style:name="T7" style:family="text">
      <style:text-properties officeooo:rsid="00195c33"/>
    </style:style>
    <style:style style:name="T8" style:family="text">
      <style:text-properties officeooo:rsid="001cfa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lossaire Agile</text:p>
      <text:p text:style-name="P1"/>
      <text:p text:style-name="P3">Daily meeting :</text:p>
      <text:p text:style-name="P2"><text:tab/><text:span text:style-name="T7">Constitué d’un Scrum Master et de l’equipe de developpement cela permet de repartir les divers taches a effectuer et/ou celles en cours, lors d’un sprint</text:span></text:p>
      <text:p text:style-name="P2"/>
      <text:p text:style-name="P3">Planning Poker :</text:p>
      <text:p text:style-name="P6"><text:tab/>C’est l’analyse des difficultés des tâches à accomplir lors du développement ainsi que l’estimation de leurs durée. Ce déroule lors «Daily meeting», il permet d’organiser la faisabilité par rapport au délai ou d’éventuellement fournir un délai de faisabilité.</text:p>
      <text:p text:style-name="P6"/>
      <text:p text:style-name="P3">Product Backlog :</text:p>
      <text:p text:style-name="P6"><text:tab/><text:span text:style-name="T1">L’ensemble des «Users Stories», constitue le Product Backlog cette dans cet ensemble que l’on définit les divers priorités des tâches a accomplir pour produire le logiciels.</text:span></text:p>
      <text:p text:style-name="P6"/>
      <text:p text:style-name="P4">Product Owner :</text:p>
      <text:p text:style-name="P7"><text:tab/>L’initiateur du/des projet(s) ou de la/des demandes à produire <text:span text:style-name="T3">et son propriétaire</text:span>. Souvent le «client» du développeur <text:span text:style-name="T3">et celui aussi qui definit les priorités d’ordre de réalisation</text:span>.</text:p>
      <text:p text:style-name="P7"/>
      <text:p text:style-name="P4">Release :</text:p>
      <text:p text:style-name="P7"><text:tab/>Version du projet en cours ou du/des projet(s) précédents.</text:p>
      <text:p text:style-name="P7"/>
      <text:p text:style-name="P4">Scrum Master :</text:p>
      <text:p text:style-name="P5"><text:span text:style-name="T5"><text:tab/></text:span><text:span text:style-name="T6">Animateur du daily meeting afin de repartir correctement les taches a effectuer sur les projets.</text:span></text:p>
      <text:p text:style-name="P4">Sprint :</text:p>
      <text:p text:style-name="P7"><text:tab/><text:span text:style-name="T7">Période donnée de développement pour un certain nombre de Users Stories</text:span></text:p>
      <text:p text:style-name="P4">Sprint Backlog :</text:p>
      <text:p text:style-name="P7"><text:tab/><text:span text:style-name="T8">la liste des users stories reparties par itération qui définissent les taches des plus importante, ou réalisable par sprint</text:span></text:p>
      <text:p text:style-name="P4">Sprint Planning :</text:p>
      <text:p text:style-name="P7"><text:tab/><text:span text:style-name="T8">il permet de s’assurer que les taches prévus dans l’itération sont faisable dans le temps imparti et dans leur faisabilité par rapport au compétences nécessaire</text:span></text:p>
      <text:p text:style-name="P4">Sprint Review :</text:p>
      <text:p text:style-name="P7"><text:tab/><text:span text:style-name="T8">petite réunion quotidienne qui permet de faire le point sur les choses a aborder et quelle points <text:s/>sont a faire avancer</text:span></text:p>
      <text:p text:style-name="P4">Rétrospective :</text:p>
      <text:p text:style-name="P7"><text:tab/><text:span text:style-name="T8">instant dans lequel on vois les différents point fort et problématiques rencontrer afin de ne plus les rencontrer par la suite</text:span></text:p>
      <text:p text:style-name="P4">User Story :</text:p>
      <text:p text:style-name="P7"><text:tab/><text:span text:style-name="T8">Scénario utilisable par l’utilisateur. (en tant qu’utilisateur) je veux …</text:span></text:p>
      <text:p text:style-name="P4"><text:soft-page-break/>Valeur Métier :</text:p>
      <text:p text:style-name="P7"><text:tab/><text:span text:style-name="T7">c’est la valeur apporter par une Users Story. La pertinance qu’elle peut avoir</text:span></text:p>
      <text:p text:style-name="P4">Vélocité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14:35:33.264000000</meta:creation-date>
    <dc:date>2019-05-09T09:18:52.336000000</dc:date>
    <meta:editing-duration>PT56M7S</meta:editing-duration>
    <meta:editing-cycles>3</meta:editing-cycles>
    <meta:generator>LibreOffice/6.0.7.3$Windows_X86_64 LibreOffice_project/dc89aa7a9eabfd848af146d5086077aeed2ae4a5</meta:generator>
    <meta:document-statistic meta:table-count="0" meta:image-count="0" meta:object-count="0" meta:page-count="2" meta:paragraph-count="28" meta:word-count="300" meta:character-count="1894" meta:non-whitespace-character-count="1608"/>
  </office:meta>
</office:document-meta>
</file>